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 Pos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s a User, I want to create a post, so others can view 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s a User, I want to comment post, so i can express my opini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s a User, I want to change the my information, so that I can keep it updated (e.g. changing the password).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s a User, I want to consult specific information of my intere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ts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s a User I want to check usage statistics (for example the post with more votes), so that I stay informed.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5:31:39.710365744</meta:creation-date>
    <dc:date>2018-02-06T16:16:11.445738245</dc:date>
    <meta:editing-duration>PT13M31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